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FreeSerif" officeooo:rsid="0011d482" officeooo:paragraph-rsid="0011d482"/>
    </style:style>
    <style:style style:name="P18" style:family="paragraph" style:parent-style-name="Standard">
      <style:text-properties style:font-name="FreeSerif" officeooo:rsid="00123975" officeooo:paragraph-rsid="00123975"/>
    </style:style>
    <style:style style:name="P19" style:family="paragraph" style:parent-style-name="Standard">
      <style:text-properties style:font-name="FreeSerif" officeooo:rsid="00142be9" officeooo:paragraph-rsid="00142be9"/>
    </style:style>
    <style:style style:name="P20" style:family="paragraph" style:parent-style-name="Standard">
      <style:text-properties style:font-name="FreeSerif" officeooo:rsid="0015893d" officeooo:paragraph-rsid="0015893d"/>
    </style:style>
    <style:style style:name="P21" style:family="paragraph" style:parent-style-name="Standard">
      <style:text-properties style:font-name="FreeSerif" officeooo:rsid="0020807a" officeooo:paragraph-rsid="0020807a"/>
    </style:style>
    <style:style style:name="P22" style:family="paragraph" style:parent-style-name="Standard">
      <style:text-properties style:font-name="FreeSerif" officeooo:rsid="00226fc7" officeooo:paragraph-rsid="00226fc7"/>
    </style:style>
    <style:style style:name="P23" style:family="paragraph" style:parent-style-name="Standard">
      <style:text-properties style:font-name="FreeSerif" officeooo:rsid="0023e6ec" officeooo:paragraph-rsid="0023e6ec"/>
    </style:style>
    <style:style style:name="P24" style:family="paragraph" style:parent-style-name="Standard">
      <style:text-properties style:font-name="FreeSerif" officeooo:rsid="00278dc2" officeooo:paragraph-rsid="00278dc2"/>
    </style:style>
    <style:style style:name="P25" style:family="paragraph" style:parent-style-name="Standard">
      <style:text-properties style:font-name="FreeSerif" officeooo:rsid="003699bd" officeooo:paragraph-rsid="003699bd"/>
    </style:style>
    <style:style style:name="P26" style:family="paragraph" style:parent-style-name="Standard">
      <style:text-properties style:font-name="FreeSerif" officeooo:rsid="00423b15" officeooo:paragraph-rsid="00423b15"/>
    </style:style>
    <style:style style:name="P27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1" style:family="paragraph" style:parent-style-name="Standard" style:list-style-name="L1">
      <style:text-properties style:font-name="FreeSerif" officeooo:rsid="0007f435" officeooo:paragraph-rsid="0007f435"/>
    </style:style>
    <style:style style:name="P32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3" style:family="paragraph" style:parent-style-name="Standard" style:list-style-name="L1">
      <style:text-properties style:font-name="FreeSerif" officeooo:rsid="000db35c" officeooo:paragraph-rsid="000db35c"/>
    </style:style>
    <style:style style:name="P34" style:family="paragraph" style:parent-style-name="Standard" style:list-style-name="L1">
      <style:text-properties style:font-name="FreeSerif" officeooo:rsid="0016026a" officeooo:paragraph-rsid="0016026a"/>
    </style:style>
    <style:style style:name="P35" style:family="paragraph" style:parent-style-name="Standard" style:list-style-name="L1">
      <style:text-properties style:font-name="FreeSerif" officeooo:rsid="00097fdb" officeooo:paragraph-rsid="00097fdb"/>
    </style:style>
    <style:style style:name="P36" style:family="paragraph" style:parent-style-name="Standard" style:list-style-name="L2">
      <style:text-properties style:font-name="FreeSerif" officeooo:rsid="0011d482" officeooo:paragraph-rsid="0011d482"/>
    </style:style>
    <style:style style:name="P37" style:family="paragraph" style:parent-style-name="Standard" style:list-style-name="L2">
      <style:text-properties style:font-name="FreeSerif" officeooo:rsid="00123975" officeooo:paragraph-rsid="00123975"/>
    </style:style>
    <style:style style:name="P38" style:family="paragraph" style:parent-style-name="Standard" style:list-style-name="L3">
      <style:text-properties style:font-name="FreeSerif" officeooo:rsid="001b7e7a" officeooo:paragraph-rsid="00278dc2"/>
    </style:style>
    <style:style style:name="P39" style:family="paragraph" style:parent-style-name="Standard" style:list-style-name="L8">
      <style:text-properties style:font-name="FreeSerif" officeooo:rsid="001b7e7a" officeooo:paragraph-rsid="00278dc2"/>
    </style:style>
    <style:style style:name="P40" style:family="paragraph" style:parent-style-name="Standard" style:list-style-name="L4">
      <style:text-properties style:font-name="FreeSerif" officeooo:rsid="00142be9" officeooo:paragraph-rsid="00142be9"/>
    </style:style>
    <style:style style:name="P41" style:family="paragraph" style:parent-style-name="Standard" style:list-style-name="L5">
      <style:text-properties style:font-name="FreeSerif" officeooo:rsid="0020807a" officeooo:paragraph-rsid="0020807a"/>
    </style:style>
    <style:style style:name="P42" style:family="paragraph" style:parent-style-name="Standard" style:list-style-name="L6">
      <style:text-properties style:font-name="FreeSerif" officeooo:rsid="00226fc7" officeooo:paragraph-rsid="00226fc7"/>
    </style:style>
    <style:style style:name="P43" style:family="paragraph" style:parent-style-name="Standard" style:list-style-name="L7">
      <style:text-properties style:font-name="FreeSerif" officeooo:rsid="0023e6ec" officeooo:paragraph-rsid="0023e6ec"/>
    </style:style>
    <style:style style:name="P44" style:family="paragraph" style:parent-style-name="Standard" style:list-style-name="L8">
      <style:text-properties style:font-name="FreeSerif" officeooo:rsid="00278dc2" officeooo:paragraph-rsid="00278dc2"/>
    </style:style>
    <style:style style:name="P45" style:family="paragraph" style:parent-style-name="Standard" style:list-style-name="L9">
      <style:text-properties style:font-name="FreeSerif" officeooo:rsid="00299273" officeooo:paragraph-rsid="00299273"/>
    </style:style>
    <style:style style:name="P46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47" style:family="paragraph" style:parent-style-name="Standard" style:list-style-name="L12">
      <style:text-properties style:font-name="FreeSerif" officeooo:rsid="003d19d3" officeooo:paragraph-rsid="003d19d3"/>
    </style:style>
    <style:style style:name="P48" style:family="paragraph" style:parent-style-name="Standard" style:list-style-name="L13">
      <style:text-properties style:font-name="FreeSerif" officeooo:rsid="003e6071" officeooo:paragraph-rsid="003e6071"/>
    </style:style>
    <style:style style:name="P49" style:family="paragraph" style:parent-style-name="Standard" style:list-style-name="L13">
      <style:text-properties style:font-name="FreeSerif" officeooo:rsid="003fb7fd" officeooo:paragraph-rsid="003fb7fd"/>
    </style:style>
    <style:style style:name="P50" style:family="paragraph" style:parent-style-name="Standard" style:list-style-name="L14">
      <style:text-properties style:font-name="FreeSerif" officeooo:rsid="004240f5" officeooo:paragraph-rsid="004240f5"/>
    </style:style>
    <style:style style:name="P51" style:family="paragraph" style:parent-style-name="Standard">
      <style:text-properties style:font-name="FreeSerif" officeooo:rsid="00495b19" officeooo:paragraph-rsid="00495b19"/>
    </style:style>
    <style:style style:name="P5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495b19" officeooo:paragraph-rsid="00495b19" style:font-size-asian="14pt" style:font-weight-asian="bold" style:font-size-complex="14pt" style:font-weight-complex="bold"/>
    </style:style>
    <style:style style:name="P53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8" style:family="text">
      <style:text-properties officeooo:rsid="00429bf6"/>
    </style:style>
    <style:style style:name="T29" style:family="text">
      <style:text-properties officeooo:rsid="00435e11"/>
    </style:style>
    <style:style style:name="T30" style:family="text">
      <style:text-properties officeooo:rsid="0044bd6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ASIC SKILL TEST</text:p>
      <text:p text:style-name="P15">Bare Bone Rules:</text:p>
      <text:list xml:id="list148298939" text:style-name="L1">
        <text:list-item>
          <text:p text:style-name="P31">Define <text:span text:style-name="T1">Difficulty Rating</text:span>; 0 to 5.</text:p>
        </text:list-item>
        <text:list-item>
          <text:p text:style-name="P32">TN = Attribute + Skill Expertise</text:p>
        </text:list-item>
        <text:list-item>
          <text:p text:style-name="P33">Roll <text:span text:style-name="T1">2d20</text:span>.</text:p>
        </text:list-item>
        <text:list-item>
          <text:p text:style-name="P31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4">Success is having a count that exceeds or equal to the Difficulty Rating.</text:p>
        </text:list-item>
      </text:list>
      <text:p text:style-name="P5">IE:</text:p>
      <text:p text:style-name="P30">TN success + Skill Focus success</text:p>
      <text:p text:style-name="P2">2d20 Rules:</text:p>
      <text:list xml:id="list133744070816662" text:continue-numbering="true" text:style-name="L1">
        <text:list-item>
          <text:p text:style-name="P35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5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6">Complex Skill Test</text:p>
      <text:p text:style-name="P3">Define:</text:p>
      <text:list xml:id="list1028941861" text:style-name="L2">
        <text:list-item>
          <text:p text:style-name="P36">a number of Momentums required <text:span text:style-name="T12">to </text:span>generate in order to succeed <text:span text:style-name="T12">in this test</text:span>.</text:p>
        </text:list-item>
        <text:list-item>
          <text:p text:style-name="P36">the Difficulty Rating for the test.</text:p>
        </text:list-item>
        <text:list-item>
          <text:p text:style-name="P37">a number of rolls which generated no Momentums to trigger a failure.</text:p>
        </text:list-item>
      </text:list>
      <text:p text:style-name="P4">Do:</text:p>
      <text:list xml:id="list445260030" text:style-name="L3">
        <text:list-item>
          <text:p text:style-name="P38">Keep rolling <text:span text:style-name="T18">the Basic Skill Test </text:span>until either the number of Momentum is met or the number of failure is met.</text:p>
        </text:list-item>
      </text:list>
      <text:p text:style-name="P18"/>
      <text:p text:style-name="P18"/>
      <text:p text:style-name="P7">Face-To-Face Test</text:p>
      <text:list xml:id="list3943536648" text:style-name="L4">
        <text:list-item>
          <text:p text:style-name="P40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0">In a tie, player with the highest Expertise Skill wins.</text:p>
        </text:list-item>
        <text:list-item>
          <text:p text:style-name="P40">I<text:span text:style-name="T17">f</text:span> still in a tie, then it’s a tie.</text:p>
        </text:list-item>
      </text:list>
      <text:p text:style-name="P19"/>
      <text:p text:style-name="P19"/>
      <text:p text:style-name="P19"/>
      <text:p text:style-name="P19"/>
      <text:p text:style-name="P14">Complication Test</text:p>
      <text:p text:style-name="P20">The test is an automatic success, <text:span text:style-name="T3">but</text:span> time and quality are in doubt.</text:p>
      <text:list xml:id="list907259153" text:style-name="L5">
        <text:list-item>
          <text:p text:style-name="P41">Difficulty Rating is zero (0).</text:p>
        </text:list-item>
        <text:list-item>
          <text:p text:style-name="P41">Not only 20s will generate Complications <text:span text:style-name="T19">in the Basic Skill Test</text:span>, a non-successful roll will also generate a Complication.</text:p>
        </text:list-item>
      </text:list>
      <text:p text:style-name="P21"/>
      <text:p text:style-name="P21"/>
      <text:p text:style-name="P8">Failsafe Test</text:p>
      <text:list xml:id="list1310985174" text:style-name="L6">
        <text:list-item>
          <text:p text:style-name="P42">Difficulty Rating is greater than one (1).</text:p>
        </text:list-item>
        <text:list-item>
          <text:p text:style-name="P42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2">The player give GM one (1) <text:span text:style-name="T30">Heat</text:span>.</text:p>
        </text:list-item>
        <text:list-item>
          <text:p text:style-name="P42">The player <text:span text:style-name="T24">gains</text:span> one (1) <text:span text:style-name="T1">Infinity Point</text:span>.</text:p>
        </text:list-item>
      </text:list>
      <text:p text:style-name="P22"/>
      <text:p text:style-name="P22"/>
      <text:p text:style-name="P9">Group Test</text:p>
      <text:list xml:id="list4239410736" text:style-name="L7">
        <text:list-item>
          <text:p text:style-name="P43">Assistances chip in 1d20 to the leader.</text:p>
        </text:list-item>
        <text:list-item>
          <text:p text:style-name="P43">Momentums, Heat, and/or Infinity Points may chip in to the roll with a maximum of 3d20.</text:p>
        </text:list-item>
        <text:list-item>
          <text:p text:style-name="P43">Leader rolls a Basic Skill Test.</text:p>
        </text:list-item>
        <text:list-item>
          <text:p text:style-name="P43">If Leader succeeds, add his success count to the other d20s’ success count.</text:p>
        </text:list-item>
        <text:list-item>
          <text:p text:style-name="P43">Else, the group fails.</text:p>
        </text:list-item>
      </text:list>
      <text:p text:style-name="P23"/>
      <text:p text:style-name="P23"/>
      <text:p text:style-name="P10">Progressive Skill Test</text:p>
      <text:list xml:id="list1337820602" text:style-name="L8">
        <text:list-item>
          <text:p text:style-name="P44">Use definitions from the Complex Skill Test.</text:p>
        </text:list-item>
        <text:list-item>
          <text:p text:style-name="P39">Keep rolling until either the number of Momentum is met or the number of failure is met.</text:p>
        </text:list-item>
        <text:list-item>
          <text:p text:style-name="P44">A non-success roll will increase the Difficulty Rating by one (1); maximu<text:span text:style-name="T23">m</text:span> five (5).</text:p>
        </text:list-item>
      </text:list>
      <text:p text:style-name="P24"/>
      <text:p text:style-name="P19"/>
      <text:p text:style-name="P11">Untrained Skill Test</text:p>
      <text:list xml:id="list1038858395" text:style-name="L9">
        <text:list-item>
          <text:p text:style-name="P45">A roll of 19 or 20 will generate a Complication <text:span text:style-name="T20">in the Basic Skill Test</text:span>.</text:p>
        </text:list-item>
      </text:list>
      <text:p text:style-name="P17"/>
      <text:p text:style-name="P27">Momentum</text:p>
      <text:list xml:id="list57297805" text:style-name="L10">
        <text:list-item>
          <text:p text:style-name="P46"><text:span text:style-name="T29">Momentums are saved in a</text:span> group pool <text:span text:style-name="T29">which</text:span> can only have a maximum of 6 points.</text:p>
        </text:list-item>
        <text:list-item>
          <text:p text:style-name="P46">This pool “cools down” by reducing <text:span text:style-name="T29">its</text:span> points by one (1) per scene or combat round.</text:p>
        </text:list-item>
      </text:list>
      <text:p text:style-name="P16">Choose:</text:p>
      <text:list xml:id="list1304120085" text:style-name="L11">
        <text:list-item>
          <text:p text:style-name="P53"><text:span text:style-name="T1">Create Opportunity:</text:span> add a 1d20 per Momentum to the skill roll; maximum of 3d20.</text:p>
        </text:list-item>
        <text:list-item>
          <text:p text:style-name="P53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>Difficulty</text:p>
          </table:table-cell>
          <table:table-cell table:style-name="Table1.A1" office:value-type="string">
            <text:p text:style-name="P28">Cost</text:p>
          </table:table-cell>
          <table:table-cell table:style-name="Table1.A1" office:value-type="string">
            <text:p text:style-name="P28"/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+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+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+3</text:p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/>
          </table:table-cell>
        </table:table-row>
      </table:table>
      <text:list xml:id="list90801878" text:style-name="L12">
        <text:list-item>
          <text:p text:style-name="P47">Reduce time required for a deed.</text:p>
        </text:list-item>
        <text:list-item>
          <text:p text:style-name="P47">Improve quality of success.</text:p>
        </text:list-item>
        <text:list-item>
          <text:p text:style-name="P47">Increase scope of success.</text:p>
        </text:list-item>
      </text:list>
      <text:p text:style-name="P25"/>
      <text:p text:style-name="P25"/>
      <text:p text:style-name="P12">Heat</text:p>
      <text:list xml:id="list1743211996" text:style-name="L13">
        <text:list-item>
          <text:p text:style-name="P48">GM’s Momentum pool.</text:p>
        </text:list-item>
        <text:list-item>
          <text:p text:style-name="P48">No maximum points.</text:p>
        </text:list-item>
        <text:list-item>
          <text:p text:style-name="P49">At the beginning of the session, GM gets three (3) <text:span text:style-name="T7">plus</text:span> the number of players Heat points.</text:p>
        </text:list-item>
      </text:list>
      <text:p text:style-name="P17"/>
      <text:p text:style-name="P17"/>
      <text:p text:style-name="P26"><text:span text:style-name="T25">Personal Momentum Pool</text:span> (optional)</text:p>
      <text:list xml:id="list2019124061" text:style-name="L14">
        <text:list-item>
          <text:p text:style-name="P50">Player<text:span text:style-name="T28">s</text:span> <text:span text:style-name="T28">are</text:span> able to save <text:span text:style-name="T28">their</text:span> Momentum<text:span text:style-name="T28">s</text:span>.</text:p>
        </text:list-item>
        <text:list-item>
          <text:p text:style-name="P50">Spending Momentum<text:span text:style-name="T29">s</text:span> is not for personal use. <text:s/>It is used to help fellow players’ rolls or actions.</text:p>
        </text:list-item>
        <text:list-item>
          <text:p text:style-name="P50"><text:span text:style-name="T27">P</text:span><text:span text:style-name="T26">ool “cools down” by reducing </text:span><text:span text:style-name="T27">its points</text:span><text:span text:style-name="T26"> by one (1) per scene or combat round.</text:span></text:p>
        </text:list-item>
      </text:list>
      <text:p text:style-name="P26"/>
      <text:p text:style-name="P26"/>
      <text:p text:style-name="P52">Infinity Points</text:p>
      <text:p text:style-name="P17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3:37:42.924321702</dc:date>
    <meta:editing-duration>PT3H20M37S</meta:editing-duration>
    <meta:editing-cycles>64</meta:editing-cycles>
    <meta:generator>LibreOffice/6.1.5.2$Linux_X86_64 LibreOffice_project/10$Build-2</meta:generator>
    <meta:document-statistic meta:table-count="1" meta:image-count="0" meta:object-count="0" meta:page-count="2" meta:paragraph-count="70" meta:word-count="617" meta:character-count="3285" meta:non-whitespace-character-count="2778"/>
  </office:meta>
</office:document-meta>
</file>